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d5b1" officeooo:paragraph-rsid="0014d5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 data display error:</text:p>
      <text:p text:style-name="P1">- If no data display , then browse the application and ask QC for client name and version.</text:p>
      <text:p text:style-name="P1">- click any link → till the last drill down</text:p>
      <text:p text:style-name="P1">- If there is data for all drill down then there is no issue else check DAS router log.</text:p>
      <text:p text:style-name="P1">- look for error codes for specific version of the application</text:p>
      <text:p text:style-name="P1">- ask the verision to QC</text:p>
      <text:p text:style-name="P1">- if everything is fine then check DAS router log.</text:p>
      <text:p text:style-name="P1">Hit the url → DAS responds → there may not be DAS issue. But if there may be the condition that DAS may not be responding correctly. Then restart dAS and DAS route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an Shakya</meta:initial-creator>
    <meta:creation-date>2015-08-25T18:08:26.185505680</meta:creation-date>
    <dc:date>2015-08-25T18:12:03.624835417</dc:date>
    <dc:creator>Sajan Shakya</dc:creator>
    <meta:editing-duration>P0D</meta:editing-duration>
    <meta:editing-cycles>1</meta:editing-cycles>
    <meta:document-statistic meta:table-count="0" meta:image-count="0" meta:object-count="0" meta:page-count="1" meta:paragraph-count="8" meta:word-count="111" meta:character-count="542" meta:non-whitespace-character-count="439"/>
    <meta:generator>LibreOffice/4.2.8.2$Linux_X86_64 LibreOffice_project/420m0$Build-2</meta:generator>
  </office:meta>
</office:document-meta>
</file>